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8a47f" officeooo:paragraph-rsid="0018a47f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8a47f" officeooo:paragraph-rsid="0018a47f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8a47f" officeooo:paragraph-rsid="0018a47f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18a47f" officeooo:paragraph-rsid="0018a4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oit</text:p>
      <text:p text:style-name="P1">TD3</text:p>
      <text:p text:style-name="P1"/>
      <text:p text:style-name="P2">Activité 1 :</text:p>
      <text:p text:style-name="P2"/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4">CAS</text:p>
          </table:table-cell>
          <table:table-cell table:style-name="Tableau1.A1" office:value-type="string">
            <text:p text:style-name="P4">Contrat ou Convention ? </text:p>
          </table:table-cell>
          <table:table-cell table:style-name="Tableau1.A1" office:value-type="string">
            <text:p text:style-name="P4">Caractères</text:p>
          </table:table-cell>
          <table:table-cell table:style-name="Tableau1.D1" office:value-type="string">
            <text:p text:style-name="P4">Parties au contrat</text:p>
          </table:table-cell>
        </table:table-row>
        <table:table-row>
          <table:table-cell table:style-name="Tableau1.A2" office:value-type="string">
            <text:p text:style-name="P5">Contrat de vente</text:p>
          </table:table-cell>
          <table:table-cell table:style-name="Tableau1.A2" office:value-type="string">
            <text:p text:style-name="P5">Contrat</text:p>
          </table:table-cell>
          <table:table-cell table:style-name="Tableau1.A2" office:value-type="string">
            <text:p text:style-name="P5">Bilatérale</text:p>
          </table:table-cell>
          <table:table-cell table:style-name="Tableau1.D2" office:value-type="string">
            <text:p text:style-name="P5">Acheteur / vendeur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D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D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D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4:41:48.507981240</meta:creation-date>
    <dc:date>2023-04-06T14:47:09.176121029</dc:date>
    <meta:editing-duration>PT5M21S</meta:editing-duration>
    <meta:editing-cycles>1</meta:editing-cycles>
    <meta:document-statistic meta:table-count="1" meta:image-count="0" meta:object-count="0" meta:page-count="1" meta:paragraph-count="11" meta:word-count="22" meta:character-count="126" meta:non-whitespace-character-count="114"/>
    <meta:generator>LibreOffice/7.4.6.2$Linux_X86_64 LibreOffice_project/40$Build-2</meta:generator>
  </office:meta>
</office:document-meta>
</file>